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paragraph-properties fo:margin-left="0cm" fo:margin-right="0cm" fo:text-indent="0cm"/>
      <style:text-properties fo:color="#33cc66" fo:font-size="10pt" fo:font-style="italic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fo:font-style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0pt"/>
    </style:style>
    <style:style style:name="T2" style:family="text">
      <style:text-properties fo:color="#33cc66" fo:font-size="10pt" fo:font-style="italic"/>
    </style:style>
    <style:style style:name="T3" style:family="text">
      <style:text-properties fo:font-size="10pt" fo:font-weight="bold"/>
    </style:style>
    <style:style style:name="T4" style:family="text">
      <style:text-properties fo:font-size="12pt" fo:font-style="italic"/>
    </style:style>
    <style:style style:name="T5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line draw:style-name="gr1" draw:text-style-name="P1" draw:layer="layout" svg:x1="10.5cm" svg:y1="2.645cm" svg:x2="10.5cm" svg:y2="19.645cm">
          <text:p text:style-name="P5"/>
        </draw:line>
        <draw:line draw:style-name="gr1" draw:text-style-name="P1" draw:layer="layout" svg:x1="6cm" svg:y1="2.645cm" svg:x2="6cm" svg:y2="19.645cm">
          <text:p text:style-name="P5"/>
        </draw:line>
        <draw:line draw:style-name="gr1" draw:text-style-name="P1" draw:layer="layout" svg:x1="15.5cm" svg:y1="2.645cm" svg:x2="15.5cm" svg:y2="19.645cm">
          <text:p text:style-name="P5"/>
        </draw:line>
        <draw:line draw:style-name="gr1" draw:text-style-name="P1" draw:layer="layout" svg:x1="6cm" svg:y1="3.145cm" svg:x2="10.5cm" svg:y2="3.145cm">
          <text:p text:style-name="P5"/>
        </draw:line>
        <draw:frame draw:style-name="gr2" draw:text-style-name="P2" draw:layer="layout" svg:width="3.5cm" svg:height="0.645cm" svg:x="6.5cm" svg:y="2.5cm">
          <draw:text-box>
            <text:p text:style-name="P2"><text:span text:style-name="T1">queryLBTS</text:span></text:p>
          </draw:text-box>
        </draw:frame>
        <draw:frame draw:style-name="gr2" draw:text-style-name="P3" draw:layer="layout" svg:width="2.5cm" svg:height="0.645cm" svg:x="5cm" svg:y="3.145cm">
          <draw:text-box>
            <text:p text:style-name="P3"><text:span text:style-name="T2">should be 1</text:span></text:p>
          </draw:text-box>
        </draw:frame>
        <draw:line draw:style-name="gr1" draw:text-style-name="P1" draw:layer="layout" svg:x1="6cm" svg:y1="4.29cm" svg:x2="10.5cm" svg:y2="4.29cm">
          <text:p text:style-name="P5"/>
        </draw:line>
        <draw:frame draw:style-name="gr2" draw:text-style-name="P2" draw:layer="layout" svg:width="3.5cm" svg:height="0.645cm" svg:x="6.5cm" svg:y="3.645cm">
          <draw:text-box>
            <text:p text:style-name="P2"><text:span text:style-name="T1">queryMNET</text:span></text:p>
          </draw:text-box>
        </draw:frame>
        <draw:frame draw:style-name="gr2" draw:text-style-name="P3" draw:layer="layout" svg:width="2.5cm" svg:height="0.645cm" svg:x="5cm" svg:y="4.29cm">
          <draw:text-box>
            <text:p text:style-name="P3"><text:span text:style-name="T2">should be 1</text:span></text:p>
          </draw:text-box>
        </draw:frame>
        <draw:line draw:style-name="gr1" draw:text-style-name="P1" draw:layer="layout" svg:x1="15.5cm" svg:y1="4.645cm" svg:x2="10.5cm" svg:y2="4.645cm">
          <text:p text:style-name="P5"/>
        </draw:line>
        <draw:frame draw:style-name="gr2" draw:text-style-name="P2" draw:layer="layout" svg:width="2cm" svg:height="0.645cm" svg:x="12cm" svg:y="4cm">
          <draw:text-box>
            <text:p text:style-name="P2"><text:span text:style-name="T1">SI (5)</text:span></text:p>
          </draw:text-box>
        </draw:frame>
        <draw:line draw:style-name="gr1" draw:text-style-name="P1" draw:layer="layout" svg:x1="6cm" svg:y1="5.355cm" svg:x2="10.5cm" svg:y2="5.355cm">
          <text:p text:style-name="P5"/>
        </draw:line>
        <draw:frame draw:style-name="gr2" draw:text-style-name="P2" draw:layer="layout" svg:width="3.5cm" svg:height="0.645cm" svg:x="6.5cm" svg:y="4.71cm">
          <draw:text-box>
            <text:p text:style-name="P2"><text:span text:style-name="T1">queryLBTS</text:span></text:p>
          </draw:text-box>
        </draw:frame>
        <draw:frame draw:style-name="gr2" draw:text-style-name="P3" draw:layer="layout" svg:width="2.5cm" svg:height="0.645cm" svg:x="5cm" svg:y="5.355cm">
          <draw:text-box>
            <text:p text:style-name="P3"><text:span text:style-name="T2">should be 1</text:span></text:p>
          </draw:text-box>
        </draw:frame>
        <draw:line draw:style-name="gr1" draw:text-style-name="P1" draw:layer="layout" svg:x1="6cm" svg:y1="6.5cm" svg:x2="10.5cm" svg:y2="6.5cm">
          <text:p text:style-name="P5"/>
        </draw:line>
        <draw:frame draw:style-name="gr2" draw:text-style-name="P2" draw:layer="layout" svg:width="3.5cm" svg:height="0.645cm" svg:x="6.5cm" svg:y="5.855cm">
          <draw:text-box>
            <text:p text:style-name="P2"><text:span text:style-name="T1">queryMNET</text:span></text:p>
          </draw:text-box>
        </draw:frame>
        <draw:frame draw:style-name="gr2" draw:text-style-name="P3" draw:layer="layout" svg:width="2.5cm" svg:height="0.645cm" svg:x="5cm" svg:y="6.5cm">
          <draw:text-box>
            <text:p text:style-name="P3"><text:span text:style-name="T2">should be 1</text:span></text:p>
          </draw:text-box>
        </draw:frame>
        <draw:line draw:style-name="gr1" draw:text-style-name="P1" draw:layer="layout" svg:x1="15.5cm" svg:y1="7.145cm" svg:x2="10.5cm" svg:y2="7.145cm">
          <text:p text:style-name="P5"/>
        </draw:line>
        <draw:frame draw:style-name="gr2" draw:text-style-name="P2" draw:layer="layout" svg:width="3.5cm" svg:height="0.645cm" svg:x="12cm" svg:y="6.5cm">
          <draw:text-box>
            <text:p text:style-name="P2"><text:span text:style-name="T1">TAR (10)</text:span></text:p>
          </draw:text-box>
        </draw:frame>
        <draw:line draw:style-name="gr1" draw:text-style-name="P1" draw:layer="layout" svg:x1="6cm" svg:y1="8.355cm" svg:x2="10.5cm" svg:y2="8.355cm">
          <text:p text:style-name="P5"/>
        </draw:line>
        <draw:frame draw:style-name="gr2" draw:text-style-name="P2" draw:layer="layout" svg:width="3.5cm" svg:height="0.645cm" svg:x="6.5cm" svg:y="7.71cm">
          <draw:text-box>
            <text:p text:style-name="P2"><text:span text:style-name="T1">queryLBTS</text:span></text:p>
          </draw:text-box>
        </draw:frame>
        <draw:frame draw:style-name="gr2" draw:text-style-name="P3" draw:layer="layout" svg:width="2.5cm" svg:height="0.645cm" svg:x="5cm" svg:y="8.355cm">
          <draw:text-box>
            <text:p text:style-name="P3"><text:span text:style-name="T2">should be 11</text:span></text:p>
          </draw:text-box>
        </draw:frame>
        <draw:line draw:style-name="gr1" draw:text-style-name="P1" draw:layer="layout" svg:x1="6cm" svg:y1="9.5cm" svg:x2="10.5cm" svg:y2="9.5cm">
          <text:p text:style-name="P5"/>
        </draw:line>
        <draw:frame draw:style-name="gr2" draw:text-style-name="P2" draw:layer="layout" svg:width="3.5cm" svg:height="0.645cm" svg:x="6.5cm" svg:y="8.855cm">
          <draw:text-box>
            <text:p text:style-name="P2"><text:span text:style-name="T1">queryMNET</text:span></text:p>
          </draw:text-box>
        </draw:frame>
        <draw:frame draw:style-name="gr2" draw:text-style-name="P3" draw:layer="layout" svg:width="2.5cm" svg:height="0.645cm" svg:x="5cm" svg:y="9.5cm">
          <draw:text-box>
            <text:p text:style-name="P3"><text:span text:style-name="T2">should be 5</text:span></text:p>
          </draw:text-box>
        </draw:frame>
        <draw:line draw:style-name="gr1" draw:text-style-name="P1" draw:layer="layout" svg:x1="6cm" svg:y1="13.355cm" svg:x2="10.5cm" svg:y2="13.355cm">
          <text:p text:style-name="P5"/>
        </draw:line>
        <draw:frame draw:style-name="gr2" draw:text-style-name="P2" draw:layer="layout" svg:width="3.5cm" svg:height="0.645cm" svg:x="6.5cm" svg:y="12.71cm">
          <draw:text-box>
            <text:p text:style-name="P2"><text:span text:style-name="T1">queryLBTS</text:span></text:p>
          </draw:text-box>
        </draw:frame>
        <draw:frame draw:style-name="gr2" draw:text-style-name="P3" draw:layer="layout" svg:width="2.5cm" svg:height="0.645cm" svg:x="5cm" svg:y="13.355cm">
          <draw:text-box>
            <text:p text:style-name="P3"><text:span text:style-name="T2">should be 11</text:span></text:p>
          </draw:text-box>
        </draw:frame>
        <draw:line draw:style-name="gr1" draw:text-style-name="P1" draw:layer="layout" svg:x1="6cm" svg:y1="14.5cm" svg:x2="10.5cm" svg:y2="14.5cm">
          <text:p text:style-name="P5"/>
        </draw:line>
        <draw:frame draw:style-name="gr2" draw:text-style-name="P2" draw:layer="layout" svg:width="3.5cm" svg:height="0.645cm" svg:x="6.5cm" svg:y="13.855cm">
          <draw:text-box>
            <text:p text:style-name="P2"><text:span text:style-name="T1">queryMNET</text:span></text:p>
          </draw:text-box>
        </draw:frame>
        <draw:frame draw:style-name="gr2" draw:text-style-name="P3" draw:layer="layout" svg:width="2.5cm" svg:height="0.645cm" svg:x="5cm" svg:y="14.5cm">
          <draw:text-box>
            <text:p text:style-name="P3"><text:span text:style-name="T2">should be 11</text:span></text:p>
          </draw:text-box>
        </draw:frame>
        <draw:line draw:style-name="gr1" draw:text-style-name="P1" draw:layer="layout" svg:x1="6cm" svg:y1="10.645cm" svg:x2="10.5cm" svg:y2="10.645cm">
          <text:p text:style-name="P5"/>
        </draw:line>
        <draw:frame draw:style-name="gr2" draw:text-style-name="P2" draw:layer="layout" svg:width="4.5cm" svg:height="0.645cm" svg:x="7cm" svg:y="10.145cm">
          <draw:text-box>
            <text:p text:style-name="P2"><text:span text:style-name="T1">NER (10)</text:span></text:p>
          </draw:text-box>
        </draw:frame>
        <draw:line draw:style-name="gr1" draw:text-style-name="P1" draw:layer="layout" svg:x1="5.982cm" svg:y1="11.269cm" svg:x2="10.482cm" svg:y2="11.269cm">
          <text:p text:style-name="P5"/>
        </draw:line>
        <draw:frame draw:style-name="gr2" draw:text-style-name="P2" draw:layer="layout" svg:width="4cm" svg:height="0.645cm" svg:x="7cm" svg:y="10.645cm">
          <draw:text-box>
            <text:p text:style-name="P2"><text:span text:style-name="T1">tick</text:span></text:p>
          </draw:text-box>
        </draw:frame>
        <draw:line draw:style-name="gr1" draw:text-style-name="P1" draw:layer="layout" svg:x1="10.5cm" svg:y1="12.145cm" svg:x2="6cm" svg:y2="12.145cm">
          <text:p text:style-name="P5"/>
        </draw:line>
        <draw:frame draw:style-name="gr2" draw:text-style-name="P2" draw:layer="layout" svg:width="4.5cm" svg:height="0.645cm" svg:x="7cm" svg:y="11.5cm">
          <draw:text-box>
            <text:p text:style-name="P2"><text:span text:style-name="T1">RI (5)</text:span></text:p>
          </draw:text-box>
        </draw:frame>
        <draw:line draw:style-name="gr1" draw:text-style-name="P1" draw:layer="layout" svg:x1="6cm" svg:y1="16.145cm" svg:x2="10.5cm" svg:y2="16.145cm">
          <text:p text:style-name="P5"/>
        </draw:line>
        <draw:frame draw:style-name="gr2" draw:text-style-name="P2" draw:layer="layout" svg:width="3.5cm" svg:height="0.645cm" svg:x="7cm" svg:y="15.5cm">
          <draw:text-box>
            <text:p text:style-name="P2"><text:span text:style-name="T1">tick</text:span></text:p>
          </draw:text-box>
        </draw:frame>
        <draw:line draw:style-name="gr1" draw:text-style-name="P1" draw:layer="layout" svg:x1="10.5cm" svg:y1="17.145cm" svg:x2="6cm" svg:y2="17.145cm">
          <text:p text:style-name="P5"/>
        </draw:line>
        <draw:frame draw:style-name="gr2" draw:text-style-name="P2" draw:layer="layout" svg:width="4.5cm" svg:height="0.645cm" svg:x="7cm" svg:y="16.5cm">
          <draw:text-box>
            <text:p text:style-name="P2"><text:span text:style-name="T1">TAG (5)</text:span></text:p>
          </draw:text-box>
        </draw:frame>
        <draw:frame draw:style-name="gr2" draw:text-style-name="P4" draw:layer="layout" svg:width="1cm" svg:height="0.645cm" svg:x="5cm" svg:y="2.645cm">
          <draw:text-box>
            <text:p text:style-name="P4"><text:span text:style-name="T3">0</text:span></text:p>
          </draw:text-box>
        </draw:frame>
        <draw:frame draw:style-name="gr2" draw:text-style-name="P4" draw:layer="layout" svg:width="1cm" svg:height="0.645cm" svg:x="5cm" svg:y="16.645cm">
          <draw:text-box>
            <text:p text:style-name="P4"><text:span text:style-name="T3">5</text:span></text:p>
          </draw:text-box>
        </draw:frame>
        <draw:frame draw:style-name="gr2" draw:text-style-name="P4" draw:layer="layout" svg:width="1cm" svg:height="0.645cm" svg:x="16cm" svg:y="2.645cm">
          <draw:text-box>
            <text:p text:style-name="P4"><text:span text:style-name="T3">0</text:span></text:p>
          </draw:text-box>
        </draw:frame>
        <draw:frame draw:style-name="gr2" draw:text-style-name="P4" draw:layer="layout" svg:width="1cm" svg:height="0.645cm" svg:x="16cm" svg:y="19cm">
          <draw:text-box>
            <text:p text:style-name="P4"><text:span text:style-name="T3">t</text:span></text:p>
          </draw:text-box>
        </draw:frame>
        <draw:line draw:style-name="gr3" draw:text-style-name="P1" draw:layer="layout" svg:x1="15cm" svg:y1="3.145cm" svg:x2="16cm" svg:y2="3.145cm">
          <text:p text:style-name="P5"/>
        </draw:line>
        <draw:frame draw:style-name="gr2" draw:text-style-name="P5" draw:layer="layout" svg:width="9.5cm" svg:height="0.962cm" svg:x="6.5cm" svg:y="0cm">
          <draw:text-box>
            <text:p text:style-name="P5">test_query_time</text:p>
          </draw:text-box>
        </draw:frame>
        <draw:frame draw:style-name="gr2" draw:text-style-name="P6" draw:layer="layout" svg:width="2cm" svg:height="0.725cm" svg:x="14.5cm" svg:y="1.275cm">
          <draw:text-box>
            <text:p text:style-name="P6"><text:span text:style-name="T4">fed 2</text:span></text:p>
          </draw:text-box>
        </draw:frame>
        <draw:frame draw:style-name="gr2" draw:text-style-name="P6" draw:layer="layout" svg:width="2cm" svg:height="0.725cm" svg:x="5cm" svg:y="1.275cm">
          <draw:text-box>
            <text:p text:style-name="P6"><text:span text:style-name="T4">fed 1</text:span></text:p>
          </draw:text-box>
        </draw:frame>
        <draw:frame draw:style-name="gr2" draw:text-style-name="P6" draw:layer="layout" svg:width="2cm" svg:height="0.725cm" svg:x="9.5cm" svg:y="1.5cm">
          <draw:text-box>
            <text:p text:style-name="P6"><text:span text:style-name="T4">RTI</text:span></text:p>
          </draw:text-box>
        </draw:frame>
        <draw:frame draw:style-name="gr2" draw:text-style-name="P7" draw:layer="layout" svg:width="17cm" svg:height="4.043cm" svg:x="2.5cm" svg:y="20.5cm">
          <draw:text-box>
            <text:p text:style-name="P7"><text:span text:style-name="T5">Lookahead = 1, fédérés contraints et régulateurs</text:span></text:p>
            <text:p text:style-name="P7"><text:span text:style-name="T5">LBTS = Lower Bound on Time Stamps</text:span></text:p>
            <text:p text:style-name="P7"><text:span text:style-name="T5">MNET = Min Next Event Time</text:span></text:p>
            <text:p text:style-name="P7"><text:span text:style-name="T5">SI = Send Interaction</text:span></text:p>
            <text:p text:style-name="P7"><text:span text:style-name="T5">RI = Receive Interaction</text:span></text:p>
            <text:p text:style-name="P7"><text:span text:style-name="T5">NER = Next Event Request</text:span></text:p>
            <text:p text:style-name="P7"><text:span text:style-name="T5">TAR = Tima Advance Request</text:span></text:p>
            <text:p text:style-name="P7"><text:span text:style-name="T5">TAG = Time Advance Gra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Standard" style:page-layout-name="PM1" draw:style-name="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ierre Siron</meta:initial-creator>
    <meta:creation-date>2008-02-25T13:21:52</meta:creation-date>
    <dc:creator>Pierre Siron</dc:creator>
    <dc:date>2008-02-25T13:53:17</dc:date>
    <dc:language>fr-FR</dc:language>
    <meta:editing-cycles>4</meta:editing-cycles>
    <meta:editing-duration>PT25M54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